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Montserrat1" svg:font-family="Montserrat"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0.1917in" fo:text-align="start" style:justify-single-word="false" fo:text-indent="0in" style:auto-text-indent="false"/>
    </style:style>
    <style:style style:name="P2" style:family="paragraph" style:parent-style-name="Standard">
      <style:paragraph-properties fo:margin-left="0in" fo:margin-right="0in" fo:margin-top="0in" fo:margin-bottom="0.139in" loext:contextual-spacing="false" fo:line-height="0.1917in" fo:text-align="start" style:justify-single-word="false" fo:text-indent="0in" style:auto-text-indent="false"/>
      <style:text-properties style:use-window-font-color="true" style:font-name="Times New Roman" fo:font-size="16pt" fo:letter-spacing="normal" fo:font-weight="bold" fo:background-color="transparent" style:font-name-asian="Times New Roman1" style:font-size-asian="16pt" style:font-weight-asian="bold" style:font-name-complex="Times New Roman1"/>
    </style:style>
    <style:style style:name="P3" style:family="paragraph" style:parent-style-name="Standard">
      <style:paragraph-properties fo:margin-left="0in" fo:margin-right="0in" fo:margin-top="0in" fo:margin-bottom="0.139in" loext:contextual-spacing="false" fo:line-height="0.1917in" fo:text-align="start" style:justify-single-word="false" fo:text-indent="0in" style:auto-text-indent="false"/>
      <style:text-properties style:use-window-font-color="true" style:font-name="Times New Roman" fo:font-size="14pt" fo:letter-spacing="normal" fo:background-color="transparent" style:font-name-asian="Times New Roman1" style:font-size-asian="14pt" style:font-name-complex="Times New Roman1"/>
    </style:style>
    <style:style style:name="P4" style:family="paragraph" style:parent-style-name="Standard">
      <style:paragraph-properties fo:margin-left="0in" fo:margin-right="0in" fo:margin-top="0in" fo:margin-bottom="0.139in" loext:contextual-spacing="false" fo:line-height="0.1917in" fo:text-align="start" style:justify-single-word="false" fo:text-indent="0in" style:auto-text-indent="false"/>
      <style:text-properties style:use-window-font-color="true" style:font-name="Times New Roman" fo:font-size="14pt" fo:letter-spacing="normal" fo:font-weight="bold" fo:background-color="transparent" style:font-name-asian="Times New Roman1" style:font-size-asian="14pt" style:font-weight-asian="bold" style:font-name-complex="Times New Roman1"/>
    </style:style>
    <style:style style:name="P5" style:family="paragraph" style:parent-style-name="Standard" style:master-page-name="Standard">
      <style:paragraph-properties fo:margin-left="0in" fo:margin-right="0in" fo:margin-top="0in" fo:margin-bottom="0.139in" loext:contextual-spacing="false" fo:line-height="0.1917in" fo:text-align="start" style:justify-single-word="false" fo:text-indent="0in" style:auto-text-indent="false" style:page-number="auto"/>
    </style:style>
    <style:style style:name="P6" style:family="paragraph" style:parent-style-name="Standard">
      <style:paragraph-properties fo:margin-left="0in" fo:margin-right="0in" fo:margin-top="0.05in" fo:margin-bottom="0in" loext:contextual-spacing="false" fo:line-height="0.1917in" fo:text-align="start" style:justify-single-word="false" fo:keep-together="always" fo:text-indent="0in" style:auto-text-indent="false" fo:keep-with-next="always"/>
    </style:style>
    <style:style style:name="P7" style:family="paragraph" style:parent-style-name="Standard">
      <style:paragraph-properties fo:margin-left="0in" fo:margin-right="0in" fo:margin-top="0.05in" fo:margin-bottom="0in" loext:contextual-spacing="false" fo:line-height="0.1917in" fo:text-align="start" style:justify-single-word="false" fo:keep-together="always" fo:text-indent="0in" style:auto-text-indent="false" fo:keep-with-next="always"/>
      <style:text-properties fo:color="#252525" style:font-name="Arial" fo:font-size="10.5pt" fo:letter-spacing="normal" fo:font-weight="bold" fo:background-color="#ffffff" style:font-name-asian="Arial1" style:font-size-asian="10.5pt" style:font-weight-asian="bold" style:font-name-complex="Arial1"/>
    </style:style>
    <style:style style:name="P8" style:family="paragraph" style:parent-style-name="Standard">
      <style:paragraph-properties fo:margin-left="0in" fo:margin-right="0in" fo:margin-top="0.05in" fo:margin-bottom="0in" loext:contextual-spacing="false" fo:line-height="0.1917in" fo:text-align="start" style:justify-single-word="false" fo:keep-together="always" fo:text-indent="0in" style:auto-text-indent="false" fo:keep-with-next="always"/>
      <style:text-properties style:use-window-font-color="true" style:font-name="Arial" fo:font-size="10.5pt" fo:letter-spacing="normal" fo:font-weight="bold" fo:background-color="#ffffff" style:font-name-asian="Arial1" style:font-size-asian="10.5pt" style:font-weight-asian="bold" style:font-name-complex="Arial1"/>
    </style:style>
    <style:style style:name="P9" style:family="paragraph" style:parent-style-name="Standard">
      <style:paragraph-properties fo:margin-left="0in" fo:margin-right="0in" fo:margin-top="0.05in" fo:margin-bottom="0in" loext:contextual-spacing="false" fo:line-height="0.1917in" fo:text-align="start" style:justify-single-word="false" fo:keep-together="always" fo:text-indent="0in" style:auto-text-indent="false" fo:keep-with-next="always"/>
      <style:text-properties style:use-window-font-color="true" style:font-name="Times New Roman" fo:font-size="10pt" fo:letter-spacing="normal" fo:background-color="#ffffff" style:font-name-asian="Times New Roman1" style:font-size-asian="10pt" style:font-name-complex="Times New Roman1"/>
    </style:style>
    <style:style style:name="P10" style:family="paragraph" style:parent-style-name="Standard">
      <style:paragraph-properties fo:margin-left="0in" fo:margin-right="0in" fo:margin-top="0in" fo:margin-bottom="0in" loext:contextual-spacing="false" fo:line-height="0.3335in" fo:text-align="start" style:justify-single-word="false" fo:text-indent="0in" style:auto-text-indent="false"/>
    </style:style>
    <style:style style:name="P11" style:family="paragraph" style:parent-style-name="Standard">
      <style:paragraph-properties fo:margin-left="-0.5626in" fo:margin-right="0in" fo:margin-top="0in" fo:margin-bottom="0.139in" loext:contextual-spacing="false" fo:line-height="0.1917in" fo:text-align="start" style:justify-single-word="false" fo:text-indent="0in" style:auto-text-indent="false"/>
    </style:style>
    <style:style style:name="T1" style:family="text">
      <style:text-properties style:use-window-font-color="true" style:font-name="Times New Roman" fo:font-size="16pt" fo:letter-spacing="normal" fo:font-weight="bold" fo:background-color="transparent" loext:char-shading-value="0" style:font-name-asian="Times New Roman1" style:font-size-asian="16pt" style:font-weight-asian="bold" style:font-name-complex="Times New Roman1"/>
    </style:style>
    <style:style style:name="T2" style:family="text">
      <style:text-properties style:use-window-font-color="true" style:font-name="Times New Roman" fo:font-size="14pt" fo:letter-spacing="normal" fo:font-weight="bold" fo:background-color="transparent" loext:char-shading-value="0" style:font-name-asian="Times New Roman1" style:font-size-asian="14pt" style:font-weight-asian="bold" style:font-name-complex="Times New Roman1"/>
    </style:style>
    <style:style style:name="T3" style:family="text">
      <style:text-properties style:use-window-font-color="true" style:font-name="Times New Roman" fo:font-size="14pt" fo:letter-spacing="normal" fo:background-color="transparent" loext:char-shading-value="0" style:font-name-asian="Times New Roman1" style:font-size-asian="14pt" style:font-name-complex="Times New Roman1"/>
    </style:style>
    <style:style style:name="T4" style:family="text">
      <style:text-properties style:use-window-font-color="true" style:font-name="Times New Roman" fo:font-size="10pt" fo:letter-spacing="normal" fo:font-weight="bold" fo:background-color="transparent" loext:char-shading-value="0" style:font-name-asian="Times New Roman1" style:font-size-asian="10pt" style:font-weight-asian="bold" style:font-name-complex="Times New Roman1"/>
    </style:style>
    <style:style style:name="T5" style:family="text">
      <style:text-properties style:use-window-font-color="true" style:font-name="Times New Roman" fo:font-size="10pt" fo:letter-spacing="normal" fo:font-weight="bold" fo:background-color="#ffffff" loext:char-shading-value="0" style:font-name-asian="Times New Roman1" style:font-size-asian="10pt" style:font-weight-asian="bold" style:font-name-complex="Times New Roman1"/>
    </style:style>
    <style:style style:name="T6" style:family="text">
      <style:text-properties style:use-window-font-color="true" style:font-name="Times New Roman" fo:font-size="10pt" fo:letter-spacing="normal" fo:background-color="transparent" loext:char-shading-value="0" style:font-name-asian="Times New Roman1" style:font-size-asian="10pt" style:font-name-complex="Times New Roman1"/>
    </style:style>
    <style:style style:name="T7" style:family="text">
      <style:text-properties style:use-window-font-color="true" style:font-name="Times New Roman" fo:font-size="10pt" fo:letter-spacing="normal" fo:background-color="#ffffff" loext:char-shading-value="0" style:font-name-asian="Times New Roman1" style:font-size-asian="10pt" style:font-name-complex="Times New Roman1"/>
    </style:style>
    <style:style style:name="T8" style:family="text">
      <style:text-properties style:use-window-font-color="true" style:font-name="Times New Roman" fo:font-size="10pt" fo:letter-spacing="0.0043in" fo:font-weight="bold" fo:background-color="#ffffff" loext:char-shading-value="0" style:font-name-asian="Times New Roman1" style:font-size-asian="10pt" style:font-weight-asian="bold" style:font-name-complex="Times New Roman1"/>
    </style:style>
    <style:style style:name="T9" style:family="text">
      <style:text-properties style:use-window-font-color="true" style:font-name="Times New Roman" fo:font-size="10pt" fo:letter-spacing="0.0043in" fo:background-color="#ffffff" loext:char-shading-value="0" style:font-name-asian="Times New Roman1" style:font-size-asian="10pt" style:font-name-complex="Times New Roman1"/>
    </style:style>
    <style:style style:name="T10" style:family="text">
      <style:text-properties style:use-window-font-color="true" style:font-name="Calibri" fo:font-size="10pt" fo:letter-spacing="normal" fo:background-color="transparent" loext:char-shading-value="0" style:font-name-asian="Calibri1" style:font-size-asian="10pt" style:font-name-complex="Calibri1"/>
    </style:style>
    <style:style style:name="T11" style:family="text">
      <style:text-properties style:use-window-font-color="true" style:font-name="Calibri" fo:font-size="11pt" fo:letter-spacing="normal" fo:background-color="transparent" loext:char-shading-value="0" style:font-name-asian="Calibri1" style:font-size-asian="11pt" style:font-name-complex="Calibri1"/>
    </style:style>
    <style:style style:name="T12" style:family="text">
      <style:text-properties style:use-window-font-color="true" style:font-name="Arial" fo:font-size="10pt" fo:letter-spacing="0.0043in" fo:background-color="#ffffff" loext:char-shading-value="0" style:font-name-asian="Arial1" style:font-size-asian="10pt" style:font-name-complex="Arial1"/>
    </style:style>
    <style:style style:name="T13" style:family="text">
      <style:text-properties style:use-window-font-color="true" style:font-name="Arial" fo:font-size="10.5pt" fo:letter-spacing="normal" fo:font-weight="bold" fo:background-color="#ffffff" loext:char-shading-value="0" style:font-name-asian="Arial1" style:font-size-asian="10.5pt" style:font-weight-asian="bold" style:font-name-complex="Arial1"/>
    </style:style>
    <style:style style:name="T14" style:family="text">
      <style:text-properties style:use-window-font-color="true" style:font-name="Arial" fo:font-size="11pt" fo:letter-spacing="normal" fo:background-color="#ffffff" loext:char-shading-value="0" style:font-name-asian="Arial1" style:font-size-asian="11pt" style:font-name-complex="Arial1"/>
    </style:style>
    <style:style style:name="T15" style:family="text">
      <style:text-properties fo:color="#0000ff" style:font-name="Times New Roman" fo:font-size="10pt" fo:letter-spacing="0.0043in" style:text-underline-style="solid" style:text-underline-width="auto" style:text-underline-color="font-color" fo:font-weight="bold" fo:background-color="#ffffff" loext:char-shading-value="0" style:font-name-asian="Times New Roman1" style:font-size-asian="10pt" style:font-weight-asian="bold" style:font-name-complex="Times New Roman1"/>
    </style:style>
    <style:style style:name="T16" style:family="text">
      <style:text-properties fo:color="#0000ff" style:font-name="Times New Roman" fo:font-size="10pt" fo:letter-spacing="0.0043in" style:text-underline-style="solid" style:text-underline-width="auto" style:text-underline-color="font-color" fo:background-color="#ffffff" loext:char-shading-value="0" style:font-name-asian="Times New Roman1" style:font-size-asian="10pt" style:font-name-complex="Times New Roman1"/>
    </style:style>
    <style:style style:name="T17" style:family="text">
      <style:text-properties fo:color="#0000ff" style:font-name="Times New Roman" fo:font-size="10pt" fo:letter-spacing="normal" style:text-underline-style="solid" style:text-underline-width="auto" style:text-underline-color="font-color" fo:background-color="#ffffff" loext:char-shading-value="0" style:font-name-asian="Times New Roman1" style:font-size-asian="10pt" style:font-name-complex="Times New Roman1"/>
    </style:style>
    <style:style style:name="T18" style:family="text">
      <style:text-properties fo:color="#333333" style:font-name="Arial" fo:font-size="13.5pt" fo:letter-spacing="0.0043in" fo:background-color="#ffffff" loext:char-shading-value="0" style:font-name-asian="Arial1" style:font-size-asian="13.5pt" style:font-name-complex="Arial1"/>
    </style:style>
    <style:style style:name="T19" style:family="text">
      <style:text-properties fo:color="#252525" style:font-name="Arial" fo:font-size="10.5pt" fo:letter-spacing="normal" fo:font-weight="bold" fo:background-color="#ffffff" loext:char-shading-value="0" style:font-name-asian="Arial1" style:font-size-asian="10.5pt" style:font-weight-asian="bold" style:font-name-complex="Arial1"/>
    </style:style>
    <style:style style:name="T20" style:family="text">
      <style:text-properties fo:color="#252525" style:font-name="Arial" fo:font-size="10.5pt" fo:letter-spacing="normal" fo:background-color="#ffffff" loext:char-shading-value="0" style:font-name-asian="Arial1" style:font-size-asian="10.5pt" style:font-name-complex="Arial1"/>
    </style:style>
    <style:style style:name="T21" style:family="text">
      <style:text-properties fo:color="#000000" style:font-name="Montserrat" fo:font-size="11pt" fo:letter-spacing="normal" fo:background-color="#ffffff" loext:char-shading-value="0" style:font-name-asian="Montserrat1" style:font-size-asian="11pt" style:font-name-complex="Montserrat1"/>
    </style:style>
    <style:style style:name="T22" style:family="text">
      <style:text-properties fo:color="#545454" style:font-name="Arial" fo:font-size="11pt" fo:letter-spacing="normal" fo:background-color="#ffffff" loext:char-shading-value="0" style:font-name-asian="Arial1" style:font-size-asian="11pt"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Computer and Health</text:span></text:p>
      <text:p text:style-name="P2"/>
      <text:p text:style-name="P1"><text:span text:style-name="T2">Author</text:span></text:p>
      <text:p text:style-name="P1"><text:span text:style-name="T2">Prof. Hayk S. Arakelyan. Full Professor in Medicine,</text:span></text:p>
      <text:p text:style-name="P1"><text:span text:style-name="T2">Doctor of Medical Sciences, Ph.D , Grand Ph.D .</text:span></text:p>
      <text:p text:style-name="P1"><text:span text:style-name="T2">Senior Expert of Interactive Clinical Pharmacology , Drug Safety,</text:span></text:p>
      <text:p text:style-name="P1"><text:span text:style-name="T2">Treatment Tactics, General Medicine and Clinical Research.</text:span></text:p>
      <text:p text:style-name="P3"/>
      <text:p text:style-name="P1"><text:span text:style-name="T4">Indroduction.</text:span></text:p>
      <text:p text:style-name="P11"><text:span text:style-name="T6">Contemporary technology revolution has made our lives with so much convenient that people would hardly imagine life without computer, internet, cable TV, cellular phones, various tools and gadgets.</text:span><text:span text:style-name="T10"> </text:span><text:span text:style-name="T6">Computers are one of the main tools in businesses, educational institutes, offices, homes and even in cars.</text:span><text:span text:style-name="T10"> </text:span><text:span text:style-name="T6">On one hand, these technologies including computers have made lives so much easy but on the other hand have created many risks for human health!</text:span></text:p>
      <text:p text:style-name="P11"><text:span text:style-name="T6">Noli Nocere !!!!</text:span></text:p>
      <text:p text:style-name="P11"><text:span text:style-name="T12"> </text:span><text:a xlink:type="simple" xlink:href="http://www.thehealthsite.com/diseases-conditions/which-of-these-5-technology-related-health-problems-do-you-have/" text:style-name="ListLabel_20_1" text:visited-style-name="ListLabel_20_1"><text:span text:style-name="T15">Health Problems Associated With Technology Use.</text:span></text:a><text:span text:style-name="T8"> </text:span></text:p>
      <text:p text:style-name="P11"><text:span text:style-name="T9">-Headache. Because of increased muscle tension or pain in the neck at the base of the skull, headache is common problem with computer use. Many a times, prolonged use can affect eye power which needs vision correction. This can also result in headache.</text:span></text:p>
      <text:p text:style-name="P11"><text:span text:style-name="T9">- Vision problems.</text:span><text:span text:style-name="T18"> </text:span><text:span text:style-name="T9">Bright light and bad glare or flickering image can strain <text:s/>eyes. Constantly focusing on the screen without blinking can cause </text:span><text:a xlink:type="simple" xlink:href="http://www.thehealthsite.com/diseases-conditions/dry-eyes/001/" text:style-name="ListLabel_20_2" text:visited-style-name="ListLabel_20_2"><text:span text:style-name="T16">dry eyes</text:span></text:a><text:span text:style-name="T9">. </text:span><text:a xlink:type="simple" xlink:href="http://www.thehealthsite.com/diseases-conditions/computer-vision-syndrome-expert-advice/" text:style-name="ListLabel_20_2" text:visited-style-name="ListLabel_20_2"><text:span text:style-name="T16">Computer vision syndrome</text:span></text:a><text:span text:style-name="T9"> is another problem that you may suffer from. </text:span></text:p>
      <text:p text:style-name="P11"><text:span text:style-name="T9">- Musculoskeletal problems. Muscle soreness and muscle </text:span><text:a xlink:type="simple" xlink:href="http://www.thehealthsite.com/topics/fatigue/" text:style-name="ListLabel_20_2" text:visited-style-name="ListLabel_20_2"><text:span text:style-name="T16">fatigue</text:span></text:a><text:span text:style-name="T9"> are the most common complaints of regular computer users. </text:span><text:a xlink:type="simple" xlink:href="http://www.thehealthsite.com/diseases-conditions/back-pain/001" text:style-name="ListLabel_20_2" text:visited-style-name="ListLabel_20_2"><text:span text:style-name="T16">Back pain</text:span></text:a><text:span text:style-name="T9">, chest pain, pain or numbness in arms, shoulder and feet top the list. These types of problems mainly occur because your posture while using the computer is not correct. Either you are sitting on an uncomfortable chair or your workstation is not supportive of correct posture.</text:span></text:p>
      <text:p text:style-name="P6"><text:span text:style-name="T9">-</text:span><text:span text:style-name="T5"> Carpal Tunnel Syndrome.</text:span><text:span text:style-name="T19"> </text:span></text:p>
      <text:p text:style-name="P7"/>
      <text:p text:style-name="P6"><text:span text:style-name="T7">The medical problem associated with computer-related work is </text:span><text:a xlink:type="simple" xlink:href="https://en.wikipedia.org/wiki/Carpal_tunnel_syndrome" text:style-name="ListLabel_20_3" text:visited-style-name="ListLabel_20_3"><text:span text:style-name="T17">carpal tunnel syndrome</text:span></text:a><text:span text:style-name="T7"> (CTS). CTS is a stress-related injury caused by repetitive movement of joints, especially the wrist, and can lead to numerous musculoskeletal problems.</text:span></text:p>
      <text:p text:style-name="P1"><text:span text:style-name="T6">-</text:span><text:span text:style-name="T9"> </text:span><text:a xlink:type="simple" xlink:href="http://www.thehealthsite.com/topics/obesity/" text:style-name="ListLabel_20_2" text:visited-style-name="ListLabel_20_2"><text:span text:style-name="T16">Obesity</text:span></text:a><text:span text:style-name="T9">.</text:span><text:span text:style-name="T18"> </text:span><text:span text:style-name="T9">Prolonged use of computers, especially in children, is the major contributing factor of sedentary lifestyle and </text:span><text:a xlink:type="simple" xlink:href="http://www.thehealthsite.com/topics/childhood-obesity/" text:style-name="ListLabel_20_2" text:visited-style-name="ListLabel_20_2"><text:span text:style-name="T16">childhood obesity</text:span></text:a><text:span text:style-name="T9">.</text:span></text:p>
      <text:p text:style-name="P6"><text:soft-page-break/><text:span text:style-name="T8">-</text:span><text:span text:style-name="T5"> Mental problems</text:span><text:span text:style-name="T7">.</text:span><text:span text:style-name="T13"> </text:span></text:p>
      <text:p text:style-name="P8"/>
      <text:p text:style-name="P6"><text:span text:style-name="T7">Children who spend too long on the internet face have various social problems such as loneliness, depression and anxiety etc.</text:span><text:span text:style-name="T20"> </text:span><text:span text:style-name="T7">Excessive use of electronic screen media can have ill effects on mental health related to mood, cognition, and behavior and may even result in psychosis in the form of hallucination.</text:span></text:p>
      <text:p text:style-name="P9"/>
      <text:p text:style-name="P1"><text:span text:style-name="T5">-Electronic Screen Syndrome(ESS).</text:span><text:span text:style-name="T21"> </text:span></text:p>
      <text:p text:style-name="P1"><text:span text:style-name="T7">Together these factors can greatly exacerbate the difficulties and symptoms of other per-existing learning disabilities, and have recently been categorized as a new disorder under the banner of Electronic Screen Syndrome or ESS. Being a rather new disorder, diagnoses and definitions for ESS and its symptoms are still an ongoing work in progress. However, the following is a list of some general characterizations of that may help you identify this syndrome as a potential candidate for your child’s learning difficulties.</text:span><text:span text:style-name="T22"> <text:s text:c="14"/></text:span><text:span text:style-name="T14">-</text:span><text:span text:style-name="T7">Typical signs/symptoms mimic chronic stress and include irritable, depressed or labile mood, excessive tantrums, low frustration tolerance, poor self-regulation, disorganized behavior, oppositional-defiant behaviors, poor sportsmanship, social immaturity, poor eye contact, insomnia etc.</text:span></text:p>
      <text:p text:style-name="P1"><text:span text:style-name="T4">Electromagnetic fields and Human health.</text:span></text:p>
      <text:p text:style-name="P1"><text:span text:style-name="T6"><text:s/>Electromagnetic fields (EMFs) are invisible lines of force that occur whenever electricity is being conducted. The two types of electromagnetic fields are ionizing and nonionizing radiation. Ionizing radiation has enough energy to remove electrons from atoms. The loss of an electron with its negative charge causes the atom (or molecule) to become positively charged.</text:span><text:span text:style-name="T11"> </text:span><text:span text:style-name="T6">Non-ionizing radiation is a series of energy waves composed of oscillating electric and magnetic fields traveling at the speed of light. Nonionizing radiation is found in a wide range of occupational settings and can pose a health risk to exposed workers if not properly controlled. <text:s text:c="154"/>-Computers are also one of the sources of electromagnetic field.</text:span><text:span text:style-name="T11"> </text:span><text:span text:style-name="T6">Ray of oscillating electrons hit the bright surface of a computer screen, it produces a radiant image along with emitting radiations in the environment.</text:span><text:span text:style-name="T11"> </text:span><text:span text:style-name="T6">These electrons hitting the computer screen also produce pulse electromagnetic radiation (PEMR) which continues for a number of hours even after the turning off the computer and negatively affect living cells.</text:span></text:p>
      <text:p text:style-name="P1"><text:span text:style-name="T4">-Computer and Children Health.</text:span></text:p>
      <text:p text:style-name="P1"><text:span text:style-name="T4">-Computer and Cardiovascular Diseases.</text:span></text:p>
      <text:p text:style-name="P1"><text:span text:style-name="T4">-Computer and Mental Disorders.</text:span></text:p>
      <text:p text:style-name="P1"><text:span text:style-name="T4">-Computer Addiction.</text:span></text:p>
      <text:p text:style-name="P10"><text:span text:style-name="T4">To be continued ....</text:span></text:p>
      <text:p text:style-name="P1"><text:span text:style-name="T6">If you have any questions concerning ’Computer and Health’, interactive clinical pharmacology , or any other questions,please inform  me.                                 </text:span></text:p>
      <text:p text:style-name="P10"><text:span text:style-name="T4"> Prof. Hayk S. Arakelyan</text:span></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Montserrat1" svg:font-family="Montserrat"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Label_20_1" style:display-name="ListLabel 1" style:family="text">
      <style:text-properties fo:color="#0000ff" style:font-name="Times New Roman" fo:font-family="'Times New Roman'" style:font-family-generic="roman" style:font-pitch="variable" fo:font-size="10pt" fo:letter-spacing="0.0043in" style:text-underline-style="solid" style:text-underline-width="auto" style:text-underline-color="font-color" fo:font-weight="bold" fo:background-color="#ffffff"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000ff" style:font-name="Times New Roman" fo:font-family="'Times New Roman'" style:font-family-generic="roman" style:font-pitch="variable" fo:font-size="10pt" fo:letter-spacing="0.0043in" style:text-underline-style="solid" style:text-underline-width="auto" style:text-underline-color="font-color" fo:background-color="#ffffff"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 style:display-name="ListLabel 3" style:family="text">
      <style:text-properties fo:color="#0000ff" style:font-name="Times New Roman" fo:font-family="'Times New Roman'" style:font-family-generic="roman" style:font-pitch="variable" fo:font-size="10pt" fo:letter-spacing="normal" style:text-underline-style="solid" style:text-underline-width="auto" style:text-underline-color="font-color" fo:background-color="#ffffff"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9" meta:word-count="696" meta:character-count="4855" meta:non-whitespace-character-count="3977"/>
    <meta:generator>Neat_Office/6.2.8.2$Windows_x86 LibreOffice_project/</meta:generator>
  </office:meta>
</office:document-meta>
</file>